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706cm" draw:marker-start-width="1.254cm" draw:marker-end-width="1.254cm" svg:stroke-linecap="round" draw:textarea-horizontal-align="justify" draw:textarea-vertical-align="middle" draw:auto-grow-height="false" fo:min-height="15.794cm" fo:min-width="15.544cm" fo:padding-top="0.473cm" fo:padding-bottom="0.473cm" fo:padding-left="0.598cm" fo:padding-right="0.598cm" fo:wrap-option="wrap"/>
    </style:style>
    <style:style style:name="gr2" style:family="graphic" style:parent-style-name="standard">
      <style:graphic-properties draw:stroke="none" draw:fill-color="#6ea8fe" draw:textarea-horizontal-align="justify" draw:textarea-vertical-align="middle" draw:auto-grow-height="false" fo:min-height="12.324cm" fo:min-width="12.074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146cm" fo:min-width="1.896cm"/>
    </style:style>
    <style:style style:name="P1" style:family="paragraph">
      <style:paragraph-properties fo:text-align="center"/>
    </style:style>
    <style:style style:name="P2" style:family="paragraph">
      <loext:graphic-properties draw:fill-color="#6ea8f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78cm" svg:x="3.54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2" draw:layer="layout" svg:width="17.78cm" svg:height="17.78cm" svg:x="3.8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16cm" svg:height="10.16cm" svg:x="7.62cm" svg:y="7.6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54.972049444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ion Smith</meta:initial-creator>
    <meta:creation-date>2023-06-17T07:37:30.349499584</meta:creation-date>
    <dc:date>2023-06-17T09:38:08.595692372</dc:date>
    <dc:creator>Marion Smith</dc:creator>
    <meta:editing-duration>PT4M16S</meta:editing-duration>
    <meta:editing-cycles>2</meta:editing-cycles>
    <meta:generator>LibreOffice/7.3.7.2$Linux_X86_64 LibreOffice_project/30$Build-2</meta:generator>
    <meta:document-statistic meta:object-count="3"/>
  </office:meta>
</office:document-meta>
</file>